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Text_20_body">
      <style:paragraph-properties fo:line-height="100%"/>
    </style:style>
    <style:style style:name="P2" style:family="paragraph" style:parent-style-name="Text_20_body" style:list-style-name="L1">
      <style:paragraph-properties fo:line-height="100%"/>
    </style:style>
    <style:style style:name="P3" style:family="paragraph" style:parent-style-name="Text_20_body" style:list-style-name="L2">
      <style:paragraph-properties fo:line-height="100%"/>
    </style:style>
    <style:style style:name="P4" style:family="paragraph" style:parent-style-name="Text_20_body" style:list-style-name="L3">
      <style:paragraph-properties fo:line-height="100%"/>
    </style:style>
    <style:style style:name="P5" style:family="paragraph" style:parent-style-name="Text_20_body" style:list-style-name="L4">
      <style:paragraph-properties fo:line-height="100%"/>
    </style:style>
    <style:style style:name="P6" style:family="paragraph" style:parent-style-name="Text_20_body" style:list-style-name="L5">
      <style:paragraph-properties fo:line-height="100%"/>
    </style:style>
    <style:style style:name="P7" style:family="paragraph" style:parent-style-name="Text_20_body" style:list-style-name="L6">
      <style:paragraph-properties fo:line-height="100%"/>
    </style:style>
    <style:style style:name="P8" style:family="paragraph" style:parent-style-name="Text_20_body" style:list-style-name="L7">
      <style:paragraph-properties fo:line-height="100%"/>
    </style:style>
    <style:style style:name="P9" style:family="paragraph" style:parent-style-name="Text_20_body" style:list-style-name="L8">
      <style:paragraph-properties fo:line-height="100%"/>
    </style:style>
    <style:style style:name="T1" style:family="text">
      <style:text-properties fo:font-style="italic" style:font-style-asian="italic" style:font-style-complex="italic"/>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style:text-position="super 58%"/>
    </style:style>
    <style:style style:name="T6" style:family="text">
      <style:text-properties style:text-underline-style="none"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Name:</text:span></text:p>
      <text:p text:style-name="P1"> Lim Yuen Hoe</text:p>
      <text:p text:style-name="P1"><text:span text:style-name="Strong_20_Emphasis">Email Address:</text:span></text:p>
      <text:p text:style-name="P1"> yuenhoe86 <text:s text:c="2"/>gmail <text:s text:c="2"/>com</text:p>
      <text:p text:style-name="P1"><text:span text:style-name="Strong_20_Emphasis">Freenode IRC Nick:</text:span></text:p>
      <text:p text:style-name="P1"> moofang</text:p>
      <text:p text:style-name="P1"><text:span text:style-name="Strong_20_Emphasis">Location (City, Country and/or Time Zone):</text:span></text:p>
      <text:p text:style-name="P1"> Kuala Lumpur, Malaysia</text:p>
      <text:p text:style-name="P1"><text:span text:style-name="Strong_20_Emphasis">Proposal Name:</text:span></text:p>
      <text:p text:style-name="P1"> Developing a releasable, functional prototype of Plasmate with key features in place.</text:p>
      <text:p text:style-name="P1"><text:span text:style-name="Strong_20_Emphasis">Motivation for Proposal / Goal:</text:span></text:p>
      <text:p text:style-name="P1"> The Plasma desktop is perhaps the component that contributes most directly to the KDE user experience, and it is the Plasmoid widgets that in turn define what the Plasma desktop is able to or not able to do. Hence the availability of a healthy ecosystem of Plasmoids is essential to the vision of making the KDE desktop relevant and directly useful to the user's computing tasks. And with documentation and howto's still somewhat scarce (they're still pending on plasma.kde.org!), the availability of a convenient, all-in-one Plasmoid development tool - Plasmate - could mean a large step forward in making the platform clearer, easier, and overall more appealing to potential developers.</text:p>
      <text:p text:style-name="P1"/>
      <text:p text:style-name="P1">The goal is to create a tool/IDE with a fast and intuitive interface that abstracts away the nitty-gritty details of Plasmoid development - taking care of versioning, packaging, and distribution, and letting the user focus on the code.</text:p>
      <text:p text:style-name="P1"><text:span text:style-name="Strong_20_Emphasis">Implementation Details:</text:span></text:p>
      <text:p text:style-name="P1"> The project will focus on implementing key features for supporting development of <text:span text:style-name="T1">scripted Plasmoids</text:span> in one particular scripting language – most likely Python. The following are the project's 'mandatory' milestones:</text:p>
      <text:list xml:id="list2097731602" text:style-name="L1">
        <text:list-item>
          <text:p text:style-name="P2">A code editor, likely based on Kate, with basic indenting/syntax highlighting support.</text:p>
        </text:list-item>
        <text:list-item>
          <text:p text:style-name="P2">Package management, including:</text:p>
          <text:list>
            <text:list-item>
              <text:p text:style-name="P2">User-guided generation of required component files. (Eg. Metadata.desktop)</text:p>
            </text:list-item>
            <text:list-item>
              <text:p text:style-name="P2">A 'package browser' widget supported by KDirWatch that lists component files, and allows opening of files by point-and-click.</text:p>
            </text:list-item>
            <text:list-item>
              <text:p text:style-name="P2">Instant creation of installables.</text:p>
            </text:list-item>
          </text:list>
        </text:list-item>
        <text:list-item>
          <text:p text:style-name="P2">Multiple save point support using local Git repositories, to allow the user to save the state of his work as multiple save points, and rollback to any previous point as necessary.</text:p>
        </text:list-item>
      </text:list>
      <text:p text:style-name="P1">And the following lists some 'optional' milestones:</text:p>
      <text:list xml:id="list1662886572" text:style-name="L2">
        <text:list-item>
          <text:p text:style-name="P3">Widget previewing. (using plasmoidviewer maybe?)</text:p>
        </text:list-item>
        <text:list-item>
          <text:p text:style-name="P3">Notes/todos – simple editor interface to record thoughts and ideas.</text:p>
        </text:list-item>
        <text:list-item>
          <text:p text:style-name="P3"><text:soft-page-break/>GUI designer – probably based on Qt designer.</text:p>
        </text:list-item>
        <text:list-item>
          <text:p text:style-name="P3">Help/Access to documentation and resources.</text:p>
        </text:list-item>
        <text:list-item>
          <text:p text:style-name="P3">Support for online publishing and fetching of other available Plasmoids (Git push and pull).</text:p>
        </text:list-item>
      </text:list>
      <text:p text:style-name="P1">The focus of the project is to complete a basic but <text:span text:style-name="T1">very usable</text:span> version of Plasmate, ie usability first, feature-richness second. As such the project will concentrate on creating the required core functionality (as detailed by the 'mandatory milestones') and <text:span text:style-name="T1">perfecting </text:span><text:span text:style-name="T3">them as far as possible – stability/layout wise. The first goal of the project is to create an efficient and natural workflow for developing Plasmoids using Plasmate, and then perfect it by cyclically testing and refining. As such, the 'optional' milestones will only be considered if time permits </text:span><text:span text:style-name="T1">and </text:span><text:span text:style-name="T3">if they are thought to be able to contribute significantly to the workflow. The project aims to produce a releasable (and </text:span><text:span text:style-name="T1">useful</text:span><text:span text:style-name="T3">) product by the end of the alloted time. Additional 'nice-to-have' features can be built in incrementally at a later stage.</text:span></text:p>
      <text:p text:style-name="P1"><text:span text:style-name="Strong_20_Emphasis">Tentative Timeline:</text:span></text:p>
      <text:p text:style-name="P1">April 21 – May 21 : Preparation</text:p>
      <text:list xml:id="list1883745728" text:style-name="L3">
        <text:list-item>
          <text:p text:style-name="P4">Isolate and closely study code, API's and techniques relevant to the project.</text:p>
        </text:list-item>
        <text:list-item>
          <text:p text:style-name="P4">Play with relevant technologies (Git, Qt designer), note down features useful to the project.</text:p>
        </text:list-item>
        <text:list-item>
          <text:p text:style-name="P4">Write a plasmoid or two – note down things that are difficult or tedious.</text:p>
        </text:list-item>
        <text:list-item>
          <text:p text:style-name="P4">Get to know people in the community!</text:p>
        </text:list-item>
      </text:list>
      <text:p text:style-name="P1">May 21 – May 24 : Design</text:p>
      <text:list xml:id="list1812306485" text:style-name="L4">
        <text:list-item>
          <text:p text:style-name="P5">Based on information gathered in previous phase, draw out a detailed plan (both UI flow and overall code architecture) for a Plasmate prototype.</text:p>
        </text:list-item>
      </text:list>
      <text:p text:style-name="P1">May 24 – June 22 : Development</text:p>
      <text:list xml:id="list1007872351" text:style-name="L5">
        <text:list-item>
          <text:p text:style-name="P6">Write mid-term evaluation based on prototype design plans.</text:p>
        </text:list-item>
        <text:list-item>
          <text:p text:style-name="P6">Code code code and code.</text:p>
        </text:list-item>
        <text:list-item>
          <text:p text:style-name="P6">Finish implementing prototype by 22<text:span text:style-name="T5">nd</text:span>.</text:p>
        </text:list-item>
      </text:list>
      <text:p text:style-name="P1">June 22 – July 20 : Debugging and Refining</text:p>
      <text:list xml:id="list399298323" text:style-name="L6">
        <text:list-item>
          <text:p text:style-name="P7">Test, find and fix bugs.</text:p>
        </text:list-item>
        <text:list-item>
          <text:p text:style-name="P7">Try it out (write Plasmoids with it), refine workflow and interface.</text:p>
        </text:list-item>
        <text:list-item>
          <text:p text:style-name="P7">Add optional features if relevant.</text:p>
        </text:list-item>
        <text:list-item>
          <text:p text:style-name="P7">Finish a releasable beta by 20<text:span text:style-name="T5">th</text:span> .</text:p>
        </text:list-item>
      </text:list>
      <text:p text:style-name="P1">July 20 – August 10 : Public beta testing</text:p>
      <text:list xml:id="list690705818" text:style-name="L7">
        <text:list-item>
          <text:p text:style-name="P8">Release to community for beta testing.</text:p>
        </text:list-item>
        <text:list-item>
          <text:p text:style-name="P8">Gather feedback and refine as appropriate.</text:p>
        </text:list-item>
        <text:list-item>
          <text:p text:style-name="P8">Fix more bugs.</text:p>
        </text:list-item>
        <text:list-item>
          <text:p text:style-name="P8">Possibly work on some artwork!</text:p>
        </text:list-item>
      </text:list>
      <text:p text:style-name="P1"/>
      <text:p text:style-name="P1"><text:soft-page-break/>August 10 – August 17 : Tie-up</text:p>
      <text:list xml:id="list655723884" text:style-name="L8">
        <text:list-item>
          <text:p text:style-name="P9">Polish and prepare for release.</text:p>
        </text:list-item>
        <text:list-item>
          <text:p text:style-name="P9">Document future todo's.</text:p>
        </text:list-item>
        <text:list-item>
          <text:p text:style-name="P9">Write final evaluation.</text:p>
        </text:list-item>
      </text:list>
      <text:p text:style-name="P1"><text:span text:style-name="Strong_20_Emphasis">Do you have other obligations from late May to early August (school, work, etc.)?</text:span>:</text:p>
      <text:p text:style-name="P1"> School starts early August, but I'm otherwise free. As noted above, the plan is to finish all the important work before then :)</text:p>
      <text:p text:style-name="P1"><text:span text:style-name="Strong_20_Emphasis">About Me (let us know who you are!):</text:span></text:p>
      <text:p text:style-name="P1"><text:span text:style-name="Strong_20_Emphasis"><text:span text:style-name="T6">I am a third year undergraduate student at the National University of Singapore (NUS) pursuing a computer </text:span></text:span><text:span text:style-name="Strong_20_Emphasis"><text:span text:style-name="T6">science honours degree. My primary area of interest and competency is in computer programming.</text:span></text:span></text:p>
      <text:p text:style-name="P1"><text:span text:style-name="Strong_20_Emphasis"><text:span text:style-name="T6">My belief is that software should be built </text:span></text:span><text:span text:style-name="Strong_20_Emphasis"><text:span text:style-name="T2">for the user, </text:span></text:span><text:span text:style-name="Strong_20_Emphasis"><text:span text:style-name="T4">and that quality software should be available where they are most needed.</text:span></text:span></text:p>
      <text:p text:style-name="P1"><text:span text:style-name="Strong_20_Emphasis"><text:span text:style-name="T4">I am the current president of a student organisation called </text:span></text:span><text:a xlink:type="simple" xlink:href="http://www.comp.nus.edu.sg/vwo/"><text:span text:style-name="Strong_20_Emphasis">CVWO</text:span></text:a><text:span text:style-name="Strong_20_Emphasis"><text:span text:style-name="T4"> here at NUS. We are an organisation of volunteer student developers dedicated to the development of quality industrial scale IT systems for charity organisations in Singapore; who pride ourselves on the time and attention we spend on ensuring the efficiency and intuitivity of the user experience. I have spent my past two summers playing critical roles in CVWO projects, and have decided this year to move on to open source development as the next step of my desire to help make quality software available.</text:span></text:span></text:p>
      <text:p text:style-name="P1"><text:span text:style-name="Strong_20_Emphasis"><text:span text:style-name="T4">While I have been actively using open source software for a reasonable amount of time now, my open source development experience is minimal - but growing. Earlier this year, with some help, I was introduced to the Mozilla Thunderbird development community, and have to date made several code contributions to that project. As such I have some experience with authoring patches, with tools such as bugzilla and versioning systems, as well as with interacting with developer communities on irc.</text:span></text:span></text:p>
      <text:p text:style-name="P1"><text:span text:style-name="Strong_20_Emphasis"><text:span text:style-name="T4">I installed KDE 4 as a try-out when I obtained a new laptop some time ago, and my experience with it since has quickly made KDE into the 'dream' project I would like to get involved in. I was very impressed with the direction and goals of the project, and despite the general negativity that surrounded the initial release of KDE 4, I am convinced that KDE is doing the right thing, and that when it stabilises and gains users, KDE is going to be awesome. So when the Summer of Code programme was introduced to us in school, I decided immediately to pitch for a project with KDE, in hopes that it would help me get a running start to contributing to KDE in the long term.</text:span></text:span></text:p>
      <text:p text:style-name="P1"><text:span text:style-name="Strong_20_Emphasis"><text:span text:style-name="T4">I am familiar with C++, which was the first programming language I studied. I am also reasonably acquainted with Qt 4 and have written some simple QWidget-based applications for personal use. More importantly I am a quick learner with plenty of experience with picking up and quickly getting productive on new programming platforms. The various critical roles I have successfully held in my University years have given me a kind of confidence, that at least as far as software and programming is concerned, so long as I really want to do something, I can and will get it done.</text:span></text:span></text:p>
      <text:p text:style-name="P1"><text:span text:style-name="Strong_20_Emphasis"><text:span text:style-name="T4"/></text:span></text:p>
      <text:p text:style-name="P1"><text:span text:style-name="Strong_20_Emphasis"><text:span text:style-name="T4">I have an online portfolio at </text:span></text:span><text:a xlink:type="simple" xlink:href="http://yuenhoe.co.cc/portfolio/"><text:span text:style-name="Strong_20_Emphasis">http://yuenhoe.co.cc/portfolio/</text:span></text:a></text:p>
      <text:p text:style-name="P1"><text:span text:style-name="Strong_20_Emphasis"><text:span text:style-name="T4">and a blog at </text:span></text:span><text:a xlink:type="simple" xlink:href="http://yuenhoe.co.cc/blog/"><text:span text:style-name="Strong_20_Emphasis">http://yuenhoe.co.cc/blo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3-27T19:17:20</meta:creation-date>
    <dc:date>2009-03-28T20:21:33</dc:date>
    <meta:editing-duration>PT04H32M17S</meta:editing-duration>
    <meta:editing-cycles>81</meta:editing-cycles>
    <meta:generator>OpenOffice.org/3.0$Linux OpenOffice.org_project/300m21$Build-9319</meta:generator>
    <meta:document-statistic meta:table-count="0" meta:image-count="0" meta:object-count="0" meta:page-count="3" meta:paragraph-count="65" meta:word-count="1215" meta:character-count="7277"/>
    <meta:user-defined meta:name="Info 1"/>
    <meta:user-defined meta:name="Info 2"/>
    <meta:user-defined meta:name="Info 3"/>
    <meta:user-defined meta:name="Info 4"/>
  </office:meta>
</office:document-meta>
</file>